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7aa8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45e02"/>
    </style:style>
    <style:style style:name="T21" style:family="text">
      <style:text-properties officeooo:rsid="0127c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6"><text:text-input text:description="&lt;/if&gt;">endtest</text:text-input></text:span> </text:p>
            <text:p text:style-name="P39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5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6"><text:span text:style-name="T21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5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2:29:47.827782639</dc:date>
    <meta:editing-duration>P1DT17H50M56S</meta:editing-duration>
    <meta:editing-cycles>267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7" meta:character-count="1349" meta:non-whitespace-character-count="1261"/>
  </office:meta>
</office:document-meta>
</file>